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ettings.xml" manifest:version="1.2"/>
  <manifest:file-entry manifest:media-type="application/xml" manifest:full-path="meta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h text:style-name="Heading_20_1" text:outline-level="1">Michael Bubb</text:h>
      <text:p text:style-name="First_20_paragraph">Phone: +1.646.783.8769<text:line-break/>Email: <text:a xlink:type="simple" xlink:href="mailto:michael.bubb@gmail.com" office:name=""><text:span text:style-name="Definition">michael.bubb@gmail.com</text:span></text:a><text:line-break/>LinkedIn: <text:a xlink:type="simple" xlink:href="https://www.linkedin.com/in/mpbubb" office:name=""><text:span text:style-name="Definition">linkedin.com/in/mpbubb</text:span></text:a><text:line-break/>GitHub: <text:a xlink:type="simple" xlink:href="https://github.com/mbubb" office:name=""><text:span text:style-name="Definition">github.com/mbubb</text:span></text:a></text:p>
      <text:h text:style-name="Heading_20_2" text:outline-level="2">Profile</text:h>
      <text:p text:style-name="First_20_paragraph">I am an Infrastructure Engineer with 10 years of experience in Linux System Administration and Network Administration. I have specialized in datacenter buildouts including Hadoop clusters, Netezza analytics subnets and Aerospike clusters. I am looking to build upon my automation and datacenter management skills.</text:p>
      <text:h text:style-name="Heading_20_2" text:outline-level="2">Industry Experience</text:h>
      <text:p text:style-name="First_20_paragraph"><text:span text:style-name="T1">Senior</text:span><text:span text:style-name="T2"> </text:span><text:span text:style-name="T3">Operations</text:span><text:span text:style-name="T4"> </text:span><text:span text:style-name="T5">Engineer</text:span> 2013–<text:line-break/><text:span text:style-name="T6">Director,</text:span><text:span text:style-name="T7"> </text:span><text:span text:style-name="T8">Techops</text:span> 2012-2013<text:line-break/><text:span text:style-name="T9">Senior</text:span><text:span text:style-name="T10"> </text:span><text:span text:style-name="T11">Systems</text:span><text:span text:style-name="T12"> </text:span><text:span text:style-name="T13">Administrator</text:span> 2010-2012<text:line-break/><text:a xlink:type="simple" xlink:href="http://collective.com/main.html" office:name=""><text:span text:style-name="Definition">Collective</text:span></text:a> New York, NY.</text:p>
      <text:p text:style-name="Text_20_body">– General Linux System Administration - CentOS and Ubuntu<text:line-break/>– Datacenter management<text:line-break/>– Hadoop buildout and support<text:line-break/>– Netezza administration<text:line-break/>– Automation - Cobbler; Puppet; Razor; Ansible<text:line-break/>– DNS administration<text:line-break/>– Bash and Python scripting<text:line-break/>– git and github code management<text:line-break/>– monitoring with Nagios; Boundary; Circonus; Catchpoint</text:p>
      <text:p text:style-name="Text_20_body"><text:span text:style-name="T14">Systems</text:span><text:span text:style-name="T15"> </text:span><text:span text:style-name="T16">Administrator</text:span> 2006-2010<text:line-break/><text:a xlink:type="simple" xlink:href="http://shipco.com/" office:name=""><text:span text:style-name="Definition">Shipco</text:span></text:a> Hoboken, NJ.</text:p>
      <text:p text:style-name="Text_20_body">– Linux and UNIX System Administration<text:line-break/>– Debian Firewall and Samba installation and configuration<text:line-break/>– backup management on 75 servers<text:line-break/>– Basic configuration and setup Cisco 26xx routers and HP Procurve 25xx switches<text:line-break/>– Organized and carried out Datacenter move of all company servers<text:line-break/>– Datacenter management<text:line-break/>– Responsible for purchasing and billing authorization<text:line-break/>– Help Desk Management for a 700 employee, 50 office global company</text:p>
      <text:p text:style-name="Text_20_body"><text:span text:style-name="T17">Junior</text:span><text:span text:style-name="T18"> </text:span><text:span text:style-name="T19">System</text:span><text:span text:style-name="T20"> </text:span><text:span text:style-name="T21">Administrator</text:span> 2005-2006<text:line-break/><text:a xlink:type="simple" xlink:href="http://www.stevens.edu/sit/" office:name=""><text:span text:style-name="Definition">Stevens Institute of Technology</text:span></text:a>, Hoboken,NJ.</text:p>
      <text:p text:style-name="Text_20_body">While enrolled at Stevens in Computer Science I worked as a UNIX System Administrator in the NetBSD Computer lab as well as on a Beowulf Cluster.</text:p>
      <text:p text:style-name="Text_20_body"><text:span text:style-name="T22">Network</text:span><text:span text:style-name="T23"> </text:span><text:span text:style-name="T24">and</text:span><text:span text:style-name="T25"> </text:span><text:span text:style-name="T26">Systems</text:span><text:span text:style-name="T27"> </text:span><text:span text:style-name="T28">Administration</text:span><text:span text:style-name="T29"> </text:span><text:span text:style-name="T30">(Consultant)</text:span> 2000-2005 optPart, New York, NY.</text:p>
      <text:p text:style-name="Text_20_body">– Setup networks and practice management systems for lawfirms and veterinary clinics in NYC and Northern NJ.<text:line-break/>– Handled legal discovery/ litigation management for lawfirms.<text:line-break/>– website hosting on a RedHat server at Datapipe.</text:p>
      <text:p text:style-name="Text_20_body"><text:span text:style-name="T31">Curriculum</text:span><text:span text:style-name="T32"> </text:span><text:span text:style-name="T33">and</text:span><text:span text:style-name="T34"> </text:span><text:span text:style-name="T35">Teaching</text:span><text:span text:style-name="T36"> </text:span><text:span text:style-name="T37">Manager</text:span> 1995-1999 [Berlitz Korea][] Seoul, Korea.</text:p>
      <text:p text:style-name="Text_20_body">– On a team that opened the first school in the Korean market.<text:line-break/>– Hired, trained and managed teachers.<text:line-break/>– Developed curricula for clients in Korea including: Samsung, Korean Air, KPMG Korea, P&amp;G and LG.</text:p>
      <text:h text:style-name="Heading_20_2" text:outline-level="2">Education</text:h>
      <text:p text:style-name="First_20_paragraph"><text:span text:style-name="T38">Degree</text:span><text:line-break/>- BA English, minor in Political Science from <text:a xlink:type="simple" xlink:href="http://www.rutgers.edu/" office:name=""><text:span text:style-name="Definition"><text:span text:style-name="T39">Rutgers</text:span><text:span text:style-name="T40"> </text:span><text:span text:style-name="T41">University,</text:span><text:span text:style-name="T42"> </text:span><text:span text:style-name="T43">New</text:span><text:span text:style-name="T44"> </text:span><text:span text:style-name="T45">Bruswick</text:span></text:span></text:a> (1992).</text:p>
      <text:p text:style-name="Text_20_body"><text:span text:style-name="T46">Nonmatriculated</text:span><text:line-break/>- 40 credits Computer Science, <text:a xlink:type="simple" xlink:href="http://www.stevens.edu/sit/" office:name=""><text:span text:style-name="Definition"><text:span text:style-name="T47">Stevens</text:span><text:span text:style-name="T48"> </text:span><text:span text:style-name="T49">Institute</text:span><text:span text:style-name="T50"> </text:span><text:span text:style-name="T51">of</text:span><text:span text:style-name="T52"> </text:span><text:span text:style-name="T53">Technology</text:span></text:span></text:a>, Hoboken, NJ (2005-2006).<text:line-break/>- 48 credits Comparative Literature, PhD program, <text:a xlink:type="simple" xlink:href="http://www.nyu.edu/" office:name=""><text:span text:style-name="Definition"><text:span text:style-name="T54">NYU</text:span></text:span></text:a>, New York, NY (1993-1995).</text:p>
      <text:h text:style-name="Heading_20_2" text:outline-level="2">Additional Experience</text:h>
      <text:list text:style-name="L1">
        <text:list-item>
          <text:p text:style-name="P1">2013-present technical volunteer, <text:a xlink:type="simple" xlink:href="http://www.milemesh.com/" office:name=""><text:span text:style-name="Definition"><text:span text:style-name="T55">Milemesh</text:span></text:span></text:a>.</text:p>
        </text:list-item>
        <text:list-item>
          <text:p text:style-name="P1">2012-present emergency shelter and communications, <text:a xlink:type="simple" xlink:href="http://www.hobokencert.org/" office:name=""><text:span text:style-name="Definition"><text:span text:style-name="T56">Hoboken</text:span><text:span text:style-name="T57"> </text:span><text:span text:style-name="T58">CERT</text:span></text:span></text:a>.</text:p>
        </text:list-item>
        <text:list-item>
          <text:p text:style-name="P1">2004-2006 webmaster; editor, <text:span text:style-name="T59">NonServiam</text:span><text:span text:style-name="T60"> </text:span><text:span text:style-name="T61">Press</text:span>.</text:p>
        </text:list-item>
        <text:list-item>
          <text:p text:style-name="P1">1999-2004 webmaster; editor, <text:a xlink:type="simple" xlink:href="http://www.brooklynrail.org/" office:name=""><text:span text:style-name="Definition"><text:span text:style-name="T62">The</text:span><text:span text:style-name="T63"> </text:span><text:span text:style-name="T64">Brooklyn</text:span><text:span text:style-name="T65"> </text:span><text:span text:style-name="T66">Rail</text:span></text:span></text:a>.</text:p>
        </text:list-item>
        <text:list-item>
          <text:p text:style-name="P1">1989-1991 prep cook; garde manger, <text:a xlink:type="simple" xlink:href="http://frogandpeach.com/" office:name=""><text:span text:style-name="Definition"><text:span text:style-name="T67">Frog</text:span><text:span text:style-name="T68"> </text:span><text:span text:style-name="T69">and</text:span><text:span text:style-name="T70"> </text:span><text:span text:style-name="T71">the</text:span><text:span text:style-name="T72"> </text:span><text:span text:style-name="T73">Peach</text:span></text:span></text:a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Sawasdee1" svg:font-family="Sawasdee" style:font-adornments="Bold" style:font-pitch="variable"/>
    <style:font-face style:name="Sawasdee" svg:font-family="Sawasdee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 fo:line-height="107%" fo:text-align="start" style:justify-single-word="false"/>
      <style:text-properties style:font-name="Sawasdee" fo:font-family="Sawasdee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style:contextual-spacing="false" fo:text-align="start" style:justify-single-word="false" style:shadow="none"/>
      <style:text-properties fo:text-transform="uppercase" style:font-name="Sawasdee1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01in" fo:margin-bottom="0.0201in" style:contextual-spacing="false" fo:background-color="transparent" fo:padding="0.0201in" fo:border-left="none" fo:border-right="none" fo:border-top="none" fo:border-bottom="0.06pt solid #000000" style:shadow="none">
        <style:background-image/>
      </style:paragraph-properties>
      <style:text-properties fo:text-transform="uppercase" style:font-name="Sawasdee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style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style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style:contextual-spacing="false" style:page-number="auto" fo:break-after="page" fo:background-color="transparent" fo:padding="0in" fo:border="none" style:shadow="none" text:number-lines="false" text:line-number="0" style:join-border="false">
        <style:background-image/>
      </style:paragraph-properties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Sawasdee" fo:font-family="Sawasdee" style:font-style-name="Regular" style:font-pitch="variable" style:text-underline-style="dash" style:text-underline-width="auto" style:text-underline-color="#b2b2b2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